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04040" style:font-name="Consolas" fo:font-size="12pt" fo:letter-spacing="normal" fo:font-style="normal" fo:font-weight="normal" officeooo:rsid="00088141" officeooo:paragraph-rsid="00088141" style:font-size-asian="12pt" style:font-size-complex="12pt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04040" style:font-name="Consolas" fo:font-size="12pt" fo:letter-spacing="normal" fo:font-style="normal" fo:font-weight="normal" style:font-size-asian="12pt" style:font-size-complex="12pt"/>
    </style:style>
    <style:style style:name="T1" style:family="text">
      <style:text-properties officeooo:rsid="000881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$ sudo apt-get update</text:p>
      <text:p text:style-name="P3"><text:span text:style-name="T1">$ </text:span>sudo apt-get install python-catkin-too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1:09:10.627673333</meta:creation-date>
    <dc:date>2019-06-15T01:09:52.946474111</dc:date>
    <meta:editing-duration>PT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63" meta:non-whitespace-character-count="56"/>
  </office:meta>
</office:document-meta>
</file>